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9" style:family="paragraph" style:parent-style-name="Table_20_Heading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5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57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А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1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А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А</text:span><text:span text:style-name="T8"> №</text:span><text:span text:style-name="T10"> ##</text:span><text:span text:style-name="T8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А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8:18.81</dc:date>
    <meta:editing-duration>P3DT9H53M6S</meta:editing-duration>
    <meta:editing-cycles>437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00"/>
  </office:meta>
</office:document-meta>
</file>